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5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InitialIndustryShipments</text:p>
          </table:table-cell>
          <table:table-cell table:style-name="ce2" office:value-type="string" calcext:value-type="string">
            <text:p>ReferencePopulation</text:p>
          </table:table-cell>
          <table:table-cell table:style-name="ce2" office:value-type="string" calcext:value-type="string">
            <text:p>aFractionalDiscardRate</text:p>
          </table:table-cell>
          <table:table-cell table:style-name="ce2" office:value-type="string" calcext:value-type="string">
            <text:p>aInitialReorderShare</text:p>
          </table:table-cell>
          <table:table-cell/>
          <table:table-cell office:value-type="string" calcext:value-type="string">
            <text:p>aTotalInitialInstalledBase</text:p>
          </table:table-cell>
          <table:table-cell table:number-columns-repeated="6"/>
          <table:table-cell office:value-type="string" calcext:value-type="string">
            <text:p>Demanda Reorder</text:p>
          </table:table-cell>
          <table:table-cell office:value-type="string" calcext:value-type="string">
            <text:p>Demanda Inicial</text:p>
          </table:table-cell>
          <table:table-cell office:value-type="string" calcext:value-type="string">
            <text:p>Demanda Total Calculada Inicial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RANDBETWEEN(['file:///home/pedro/Documents/dev/ms-rdm-dissertation/models/dissertation-model/modelo-R/calibracao/params_calibracao_opcao1.xlsx'#$params.C10];['file:///home/pedro/Documents/dev/ms-rdm-dissertation/models/dissertation-model/modelo-R/calibracao/params_calibracao_opcao1.xlsx'#$params.D10])" office:value-type="float" office:value="51720" calcext:value-type="float">
            <text:p>51720</text:p>
          </table:table-cell>
          <table:table-cell table:number-columns-repeated="13"/>
        </table:table-row>
      </table:table>
      <table:table table:name="'file:///home/pedro/Documents/dev/ms-rdm-dissertation/models/dissertation-model/modelo-R/calibracao/params_calibracao_opcao1.xlsx'#params" table:print="false" table:style-name="ta_extref">
        <table:table-source xlink:type="simple" xlink:href="../params_calibracao_opcao1.xlsx" table:table-name="params" table:mode="copy-results-only"/>
        <table:table-column table:number-columns-repeated="4"/>
        <table:table-row table:number-rows-repeated="9">
          <table:table-cell table:number-columns-repeated="4"/>
        </table:table-row>
        <table:table-row>
          <table:table-cell table:number-columns-repeated="2"/>
          <table:table-cell table:style-name="ce1" office:value-type="float" office:value="25000">
            <text:p>25000</text:p>
          </table:table-cell>
          <table:table-cell table:style-name="ce1"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7:05:33.290313218</meta:creation-date>
    <dc:date>2018-01-03T07:11:09.200082693</dc:date>
    <meta:editing-duration>PT5M37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